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4.256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6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map style:condition="is-true-formula([.$A$2]=&quot;file&quot;)" style:apply-style-name="enabled" style:base-cell-address="Sheet2.A9"/>
      <style:map style:condition="is-true-formula([.$A$2]=&quot;directory&quot;)" style:apply-style-name="disabled" style:base-cell-address="Sheet2.A9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map style:condition="is-true-formula([.$B$2]=&quot;MEDATLAS&quot;)" style:apply-style-name="enabled" style:base-cell-address="Sheet2.C9"/>
      <style:map style:condition="is-true-formula([.$B$2]&lt;&gt;&quot;MEDATLAS&quot;)" style:apply-style-name="disabled" style:base-cell-address="Sheet2.C9"/>
    </style:style>
    <style:style style:name="ce41" style:family="table-cell" style:parent-style-name="Default">
      <style:map style:condition="is-true-formula([.$B$2]=&quot;MEDATLAS&quot;)" style:apply-style-name="enabled" style:base-cell-address="Sheet2.C10"/>
      <style:map style:condition="is-true-formula([.$B$2]=&quot;ODV&quot;)" style:apply-style-name="enabled" style:base-cell-address="Sheet2.C10"/>
      <style:map style:condition="is-true-formula([.$B$2]=&quot;CFPOINT&quot;)" style:apply-style-name="disabled" style:base-cell-address="Sheet2.C10"/>
    </style:style>
    <style:style style:name="ce42" style:family="table-cell" style:parent-style-name="Default">
      <style:table-cell-properties fo:background-color="#aecf00"/>
    </style:style>
  </office:automatic-styles>
  <office:body>
    <office:spreadsheet>
      <table:content-validations>
        <table:content-validation table:name="val1" table:condition="of:cell-content-is-in-list(&quot;file&quot;;&quot;directory&quot;)" table:allow-empty-cell="tru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&quot;MEDATLAS&quot;;&quot;ODV&quot;;&quot;CFPOINT&quot;)" table:allow-empty-cell="true" table:display-list="unsorted" table:base-cell-address="Sheet2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put file or directory</text:p>
          </table:table-cell>
          <table:table-cell table:style-name="ce1" office:value-type="string" calcext:value-type="string" table:number-columns-spanned="1" table:number-rows-spanned="2">
            <text:p>detected format</text:p>
          </table:table-cell>
          <table:table-cell table:style-name="ce1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1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output type available</text:p>
          </table:table-cell>
          <table:covered-table-cell table:style-name="ce1"/>
          <table:table-cell table:style-name="ce17" office:value-type="string" calcext:value-type="string" table:number-columns-spanned="1" table:number-rows-spanned="2">
            <text:p>result</text:p>
          </table:table-cell>
          <table:table-cell table:style-name="ce20" office:value-type="string" calcext:value-type="string" table:number-columns-spanned="1" table:number-rows-spanned="2">
            <text:p>Med2MedSDN</text:p>
          </table:table-cell>
          <table:table-cell table:style-name="ce23" office:value-type="string" calcext:value-type="string" table:number-columns-spanned="1" table:number-rows-spanned="2">
            <text:p>MedSDN2MedSDN</text:p>
          </table:table-cell>
          <table:table-cell table:style-name="ce26" office:value-type="string" calcext:value-type="string" table:number-columns-spanned="1" table:number-rows-spanned="2">
            <text:p>ODVSDN2ODVSDN</text:p>
          </table:table-cell>
          <table:table-cell table:style-name="ce28" office:value-type="string" calcext:value-type="string" table:number-columns-spanned="1" table:number-rows-spanned="2">
            <text:p>CFPOINT2CFPOINT</text:p>
          </table:table-cell>
          <table:table-cell table:style-name="ce30" office:value-type="string" calcext:value-type="string" table:number-columns-spanned="1" table:number-rows-spanned="2">
            <text:p>MedSDN2OdvSDN</text:p>
          </table:table-cell>
          <table:table-cell table:style-name="ce32" office:value-type="string" calcext:value-type="string" table:number-columns-spanned="1" table:number-rows-spanned="2">
            <text:p>MEDSDN2CFPOINT</text:p>
          </table:table-cell>
          <table:table-cell table:style-name="ce34" office:value-type="string" calcext:value-type="string" table:number-columns-spanned="1" table:number-rows-spanned="2">
            <text:p>ODVSDN2CFPOINT</text:p>
          </table:table-cell>
          <table:table-cell table:style-name="ce36" office:value-type="string" calcext:value-type="string" table:number-columns-spanned="1" table:number-rows-spanned="2">
            <text:p>splitter</text:p>
          </table:table-cell>
          <table:table-cell table:number-columns-repeated="1007"/>
        </table:table-row>
        <table:table-row table:style-name="ro2">
          <table:covered-table-cell table:number-columns-repeated="3" table:style-name="ce2"/>
          <table:table-cell table:style-name="ce14" office:value-type="string" calcext:value-type="string">
            <text:p>MED</text:p>
          </table:table-cell>
          <table:table-cell table:style-name="ce8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multi</text:p>
          </table:table-cell>
          <table:covered-table-cell table:style-name="ce18"/>
          <table:covered-table-cell table:style-name="ce21"/>
          <table:covered-table-cell table:number-columns-repeated="7" table:style-name="ce24"/>
          <table:table-cell table:number-columns-repeated="1007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5" table:number-columns-repeated="8"/>
          <table:table-cell table:style-name="ce19"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7" office:value-type="string" calcext:value-type="string">
            <text:p>MED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8" office:value-type="string" calcext:value-type="string">
            <text:p>ODV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2"/>
          <table:table-cell table:style-name="ce15"/>
          <table:table-cell table:style-name="ce4" table:number-columns-repeated="3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9" office:value-type="string" calcext:value-type="string">
            <text:p>CFPOINT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input file/dir</text:p>
          </table:table-cell>
          <table:table-cell office:value-type="string" calcext:value-type="string">
            <text:p>detected format</text:p>
          </table:table-cell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file</text:p>
          </table:table-cell>
          <table:table-cell table:content-validation-name="val2" office:value-type="string" calcext:value-type="string">
            <text:p>ODV</text:p>
          </table:table-cell>
          <table:table-cell table:number-columns-repeated="3"/>
        </table:table-row>
        <table:table-row table:style-name="ro3" table:number-rows-repeated="5">
          <table:table-cell table:number-columns-repeated="5"/>
        </table:table-row>
        <table:table-row table:style-name="ro3">
          <table:table-cell table:number-columns-repeated="2"/>
          <table:table-cell table:style-name="ce39" office:value-type="string" calcext:value-type="string">
            <text:p>output format</text:p>
          </table:table-cell>
          <table:table-cell/>
          <table:table-cell table:style-name="ce39" office:value-type="string" calcext:value-type="string">
            <text:p>output type</text:p>
          </table:table-cell>
        </table:table-row>
        <table:table-row table:style-name="ro4">
          <table:table-cell table:style-name="ce38" office:value-type="string" calcext:value-type="string">
            <text:p>extract CDI(s)</text:p>
          </table:table-cell>
          <table:table-cell/>
          <table:table-cell table:style-name="ce40" office:value-type="string" calcext:value-type="string">
            <text:p>MEDATLAS</text:p>
          </table:table-cell>
          <table:table-cell/>
          <table:table-cell table:style-name="ce42" office:value-type="string" calcext:value-type="string">
            <text:p>mono</text:p>
          </table:table-cell>
        </table:table-row>
        <table:table-row table:style-name="ro4">
          <table:table-cell table:number-columns-repeated="2"/>
          <table:table-cell table:style-name="ce41" office:value-type="string" calcext:value-type="string">
            <text:p>ODV</text:p>
          </table:table-cell>
          <table:table-cell/>
          <table:table-cell table:style-name="ce42" office:value-type="string" calcext:value-type="string">
            <text:p>multi</text:p>
          </table:table-cell>
        </table:table-row>
        <table:table-row table:style-name="ro3">
          <table:table-cell table:number-columns-repeated="2"/>
          <table:table-cell table:style-name="ce42" office:value-type="string" calcext:value-type="string">
            <text:p>CFPOINT</text:p>
          </table:table-cell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2.C9:Sheet2.C9">
            <calcext:condition calcext:apply-style-name="enabled" calcext:value="formula-is([.$B$2]=&quot;MEDATLAS&quot;)" calcext:base-cell-address="Sheet2.C9"/>
            <calcext:condition calcext:apply-style-name="disabled" calcext:value="formula-is([.$B$2]&lt;&gt;&quot;MEDATLAS&quot;)" calcext:base-cell-address="Sheet2.C9"/>
          </calcext:conditional-format>
          <calcext:conditional-format calcext:target-range-address="Sheet2.C10:Sheet2.C10">
            <calcext:condition calcext:apply-style-name="enabled" calcext:value="formula-is([.$B$2]=&quot;MEDATLAS&quot;)" calcext:base-cell-address="Sheet2.C10"/>
            <calcext:condition calcext:apply-style-name="enabled" calcext:value="formula-is([.$B$2]=&quot;ODV&quot;)" calcext:base-cell-address="Sheet2.C10"/>
            <calcext:condition calcext:apply-style-name="disabled" calcext:value="formula-is([.$B$2]=&quot;CFPOINT&quot;)" calcext:base-cell-address="Sheet2.C10"/>
          </calcext:conditional-format>
          <calcext:conditional-format calcext:target-range-address="Sheet2.A9:Sheet2.A9">
            <calcext:condition calcext:apply-style-name="enabled" calcext:value="formula-is([.$A$2]=&quot;file&quot;)" calcext:base-cell-address="Sheet2.A9"/>
            <calcext:condition calcext:apply-style-name="disabled" calcext:value="formula-is([.$A$2]=&quot;directory&quot;)" calcext:base-cell-address="Sheet2.A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0000-00-00T13:53:31.296419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2-04T16:55:48.774596680</dc:date>
    <dc:creator>sophie bregent</dc:creator>
    <meta:editing-duration>PT2H24M2S</meta:editing-duration>
    <meta:editing-cycles>84</meta:editing-cycles>
    <meta:generator>LibreOffice/4.1.5.3$Linux_X86_64 LibreOffice_project/410m0$Build-3</meta:generator>
    <meta:document-statistic meta:table-count="2" meta:cell-count="423" meta:object-count="0"/>
  </office:meta>
</office:document-meta>
</file>